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aa82" officeooo:paragraph-rsid="001caa82"/>
    </style:style>
    <style:style style:name="P2" style:family="paragraph" style:parent-style-name="Standard">
      <style:text-properties officeooo:paragraph-rsid="001caa82"/>
    </style:style>
    <style:style style:name="P3" style:family="paragraph" style:parent-style-name="Standard">
      <style:text-properties officeooo:rsid="001d15db" officeooo:paragraph-rsid="001d15db"/>
    </style:style>
    <style:style style:name="P4" style:family="paragraph" style:parent-style-name="Standard">
      <style:text-properties officeooo:rsid="001da66b" officeooo:paragraph-rsid="001da66b"/>
    </style:style>
    <style:style style:name="P5" style:family="paragraph" style:parent-style-name="Standard">
      <style:text-properties officeooo:paragraph-rsid="001d15db"/>
    </style:style>
    <style:style style:name="P6" style:family="paragraph" style:parent-style-name="Standard">
      <style:text-properties officeooo:rsid="001caa82" officeooo:paragraph-rsid="002a0faf"/>
    </style:style>
    <style:style style:name="P7" style:family="paragraph" style:parent-style-name="Standard">
      <style:text-properties officeooo:rsid="001caa82" officeooo:paragraph-rsid="001caa82"/>
    </style:style>
    <style:style style:name="P8" style:family="paragraph" style:parent-style-name="Standard">
      <style:text-properties officeooo:rsid="001caa82" officeooo:paragraph-rsid="001da66b"/>
    </style:style>
    <style:style style:name="P9" style:family="paragraph" style:parent-style-name="Standard">
      <style:text-properties officeooo:rsid="001da66b" officeooo:paragraph-rsid="001da66b"/>
    </style:style>
    <style:style style:name="P10" style:family="paragraph" style:parent-style-name="Standard">
      <style:text-properties officeooo:paragraph-rsid="001caa82"/>
    </style:style>
    <style:style style:name="T1" style:family="text">
      <style:text-properties officeooo:rsid="001caa82"/>
    </style:style>
    <style:style style:name="T2" style:family="text">
      <style:text-properties officeooo:rsid="001d15db"/>
    </style:style>
    <style:style style:name="T3" style:family="text">
      <style:text-properties officeooo:rsid="001da66b"/>
    </style:style>
    <style:style style:name="T4" style:family="text">
      <style:text-properties officeooo:rsid="001eb15d"/>
    </style:style>
    <style:style style:name="T5" style:family="text">
      <style:text-properties officeooo:rsid="00224535"/>
    </style:style>
    <style:style style:name="T6" style:family="text">
      <style:text-properties officeooo:rsid="00230b6e"/>
    </style:style>
    <style:style style:name="T7" style:family="text">
      <style:text-properties officeooo:rsid="002687a5"/>
    </style:style>
    <style:style style:name="T8" style:family="text">
      <style:text-properties officeooo:rsid="0026b2ee"/>
    </style:style>
    <style:style style:name="T9" style:family="text">
      <style:text-properties officeooo:rsid="002834a5"/>
    </style:style>
    <style:style style:name="T10" style:family="text">
      <style:text-properties officeooo:rsid="002a0f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gital Magic Sturgeon 3000 Introduction Skit</text:p>
      <text:p text:style-name="P1"/>
      <text:p text:style-name="P1">Scuba <text:span text:style-name="T10">Guy</text:span>: (Walks in all sad)</text:p>
      <text:p text:style-name="P1"/>
      <text:p text:style-name="P2"><text:span text:style-name="T5">P</text:span><text:span text:style-name="T10">lant </text:span><text:span text:style-name="T3">M</text:span><text:span text:style-name="T10">anager</text:span><text:span text:style-name="T1">: <text:s/>What’s wrong Scuba guy, <text:s/>you look sad? <text:s/></text:span></text:p>
      <text:p text:style-name="P1"/>
      <text:p text:style-name="P2"><text:span text:style-name="T1">Scuba: <text:s/>I am really down because I just lost my job. <text:s text:c="2"/></text:span><text:span text:style-name="T10">(turn to audience) </text:span><text:span text:style-name="T1"><text:s/></text:span><text:span text:style-name="T10">I worked at the </text:span><text:span text:style-name="T1">Monticello Nuclear Power plant. <text:s text:c="3"/>I dive down and clean the river water intake. <text:s/>It gets full of leaves and horse hair algae </text:span><text:span text:style-name="T2">and garbage.</text:span></text:p>
      <text:p text:style-name="P1"/>
      <text:p text:style-name="P6">S<text:span text:style-name="T10">afety </text:span>M<text:span text:style-name="T10">anager</text:span>: <text:s/>Hi, I’<text:span text:style-name="T2">m </text:span>can explain. <text:s text:c="2"/>I couldn’t let him <text:span text:style-name="T2">do this job anymore because it is too dangerous. <text:s text:c="3"/></text:span><text:span text:style-name="T10">(turn to audience) <text:s text:c="2"/></text:span>I am the safety manager at the plant. </text:p>
      <text:p text:style-name="P1"/>
      <text:p text:style-name="P5"><text:span text:style-name="T5">P</text:span><text:span text:style-name="T10">lant </text:span><text:span text:style-name="T3">M</text:span><text:span text:style-name="T10">anager</text:span><text:span text:style-name="T2">: <text:s/>But . . . But . . . Mr(s) Safety manager. <text:s/>How are we going to keep the intake clean? <text:s/>If we don’t keep it clean, we will have to shut down the reactor because we wont have enough water flow to </text:span><text:span text:style-name="T5">keep the condenser cool. </text:span><text:span text:style-name="T2">That is not cool. <text:s/>Lights out! <text:s/></text:span></text:p>
      <text:p text:style-name="P3"/>
      <text:p text:style-name="P3">DM2: <text:s/><text:span text:style-name="T10">(</text:span>Turns off lights<text:span text:style-name="T10">)</text:span>. </text:p>
      <text:p text:style-name="P3"/>
      <text:p text:style-name="P4"><text:span text:style-name="T5">P</text:span><text:span text:style-name="T10">lant </text:span>M<text:span text:style-name="T10">anager</text:span>: <text:s/>We need an innovative solution and fast! <text:s text:c="2"/>Lets see if our local innovative Lego league team is up to the challenge! <text:s/></text:p>
      <text:p text:style-name="P4"/>
      <text:p text:style-name="P4"/>
      <text:p text:style-name="P4">DM1: <text:s/>Hi we are digital magic. </text:p>
      <text:p text:style-name="P4"/>
      <text:p text:style-name="P4">Everyone: &lt;Round of introductions&gt;</text:p>
      <text:p text:style-name="P4"/>
      <text:p text:style-name="P4">DM2 – Reads problem statement and explains the Excel drawing.</text:p>
      <text:p text:style-name="P4"/>
      <text:p text:style-name="P4">DM3 – <text:span text:style-name="T5">We were posed with several challenges that needed to be solved. Everything from remote pipe inspections to commercial electric vehicles. We choose river intake cleaning problem at our local nuclear power plant because it is a current issue the staff is dealing with.</text:span> <text:span text:style-name="T6">W</text:span>e are interested in nuclear power <text:span text:style-name="T6">because it </text:span><text:span text:style-name="T4"><text:s/>is important to our community. <text:s/>Not only does it provide jobs, but it is carbon free energy that will bridge us to other forms of clean energy </text:span><text:span text:style-name="T6">in the future.</text:span></text:p>
      <text:p text:style-name="P4"/>
      <text:p text:style-name="P4">DM4 – Reads the solution summary and the bullets</text:p>
      <text:p text:style-name="P4"/>
      <text:p text:style-name="P4">DM5 – Explain the drawing<text:span text:style-name="T10">s</text:span></text:p>
      <text:p text:style-name="P4"/>
      <text:p text:style-name="P4">DM6 – <text:span text:style-name="T7">We first thought we could use a large suction hose but, it was to difficult to control in the current. Then we tried to design a industrial strength pool skimmer but, that would not be strong enough to stay on the bottom. So we arrived at our final solution of the pool skimmer that moves on submerged rails on a coordinate plain </text:span><text:span text:style-name="T8">named the </text:span><text:span text:style-name="T9">Sturgeon 3000</text:span><text:span text:style-name="T8">.</text:span><text:span text:style-name="T7"> </text:span></text:p>
      <text:p text:style-name="P8"/>
      <text:p text:style-name="P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5T18:51:05.730757311</meta:creation-date>
    <dc:date>2022-11-01T20:56:56.719879764</dc:date>
    <meta:editing-duration>PT31M45S</meta:editing-duration>
    <meta:editing-cycles>5</meta:editing-cycles>
    <meta:generator>LibreOffice/6.4.7.2$Linux_X86_64 LibreOffice_project/40$Build-2</meta:generator>
    <meta:print-date>2022-11-01T20:44:11.988613280</meta:print-date>
    <meta:document-statistic meta:table-count="0" meta:image-count="0" meta:object-count="0" meta:page-count="2" meta:paragraph-count="15" meta:word-count="354" meta:character-count="1994" meta:non-whitespace-character-count="1611"/>
  </office:meta>
</office:document-meta>
</file>